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661db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661dbc" officeooo:paragraph-rsid="00661db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fo:color="#729fcf"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6811b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61db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3f3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61db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3d6bf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officeooo:rsid="003c366e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style:font-name="Courier 10 Pitch" fo:font-size="10pt" officeooo:rsid="003c366e" style:font-size-asian="10pt" style:font-size-complex="10pt"/>
    </style:style>
    <style:style style:name="T7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10 Pitch" fo:font-size="10pt" fo:font-weight="normal" officeooo:rsid="003c366e" style:font-size-asian="10pt" style:font-weight-asian="normal" style:font-size-complex="10pt" style:font-weight-complex="normal"/>
    </style:style>
    <style:style style:name="T9" style:family="text">
      <style:text-properties style:font-name="Verdana" fo:font-size="9pt" fo:font-style="normal" style:text-underline-style="none" fo:font-weight="bold" officeooo:rsid="000f3f2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0" style:family="text">
      <style:text-properties fo:font-size="10pt" fo:font-weight="normal" officeooo:rsid="003c366e" style:font-size-asian="10pt" style:font-weight-asian="normal" style:font-size-complex="10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3c366e" style:font-size-asian="10pt" style:font-size-complex="10pt"/>
    </style:style>
    <style:style style:name="T13" style:family="text">
      <style:text-properties fo:font-weight="normal" officeooo:rsid="003c366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<text:placeholder text:placeholder-type="text">&lt;self.get_objects(data)&gt;</text:placeholder></text:span></text:p>
      <text:p text:style-name="P7"><text:span text:style-name="T4">S</text:span>ITUAZIONE ORDINI</text:p>
      <text:p text:style-name="P10"><text:text-input text:description="&lt;for each=&quot;inv, tcar, tscar, mm, oc, of, sal, o in get_object(data)&quot;&gt;">starts for loop</text:text-input></text:p>
      <text:p text:style-name="P10"/>
      <text:p text:style-name="P12"><text:text-input text:description="&lt;/for&gt;">ends for loop</text:text-input></text:p>
      <text:p text:style-name="P12"/>
      <text:p text:style-name="P7">DATI ERRATI</text:p>
      <text:p text:style-name="P6"/>
      <text:p text:style-name="P8">Prodotto non presente:</text:p>
      <text:p text:style-name="P9"><text:text-input text:description="&lt;for each=&quot;item in get_db('no_product')&quot;&gt;">starts for loop</text:text-input></text:p>
      <text:p text:style-name="P9"/>
      <text:p text:style-name="P11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2:30:44.814728831</dc:date>
    <dc:creator>thebrush </dc:creator>
    <meta:editing-duration>PT7H35M</meta:editing-duration>
    <meta:editing-cycles>88</meta:editing-cycles>
    <meta:document-statistic meta:table-count="0" meta:image-count="0" meta:object-count="0" meta:page-count="1" meta:paragraph-count="11" meta:word-count="43" meta:character-count="263" meta:non-whitespace-character-count="239"/>
  </office:meta>
</office:document-meta>
</file>